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25-09-09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648" calcext:value-type="float">
            <text:p>74.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25-05-28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97336" calcext:value-type="float">
            <text:p>74.6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25-02-28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8944" calcext:value-type="float">
            <text:p>74.6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24-12-02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78464" calcext:value-type="float">
            <text:p>74.5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24-07-30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41888" calcext:value-type="float">
            <text:p>74.5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24-05-30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6272" calcext:value-type="float">
            <text:p>74.5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24-03-14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7296" calcext:value-type="float">
            <text:p>74.3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23-11-30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3768" calcext:value-type="float">
            <text:p>74.3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23-07-28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57256" calcext:value-type="float">
            <text:p>74.0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23-05-11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3352" calcext:value-type="float">
            <text:p>74.0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23-03-03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3456" calcext:value-type="float">
            <text:p>74.1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22-10-20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88904" calcext:value-type="float">
            <text:p>74.2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22-07-05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85856" calcext:value-type="float">
            <text:p>74.2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22-04-22 2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3404" calcext:value-type="float">
            <text:p>74.2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22-01-31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0032" calcext:value-type="float">
            <text:p>74.1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21-10-18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4312" calcext:value-type="float">
            <text:p>74.1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21-06-28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0784" calcext:value-type="float">
            <text:p>74.0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21-04-06 0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1536" calcext:value-type="float">
            <text:p>74.0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21-02-09 0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3248" calcext:value-type="float">
            <text:p>73.9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5336" calcext:value-type="float">
            <text:p>73.9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7424" calcext:value-type="float">
            <text:p>73.8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1224" calcext:value-type="float">
            <text:p>73.8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208" calcext:value-type="float">
            <text:p>73.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4648" calcext:value-type="float">
            <text:p>73.7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3584" calcext:value-type="float">
            <text:p>73.6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7008" calcext:value-type="float">
            <text:p>73.5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3856" calcext:value-type="float">
            <text:p>73.5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1664" calcext:value-type="float">
            <text:p>73.5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5464" calcext:value-type="float">
            <text:p>73.4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1936" calcext:value-type="float">
            <text:p>73.4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6112" calcext:value-type="float">
            <text:p>73.2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012" calcext:value-type="float">
            <text:p>73.3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5632" calcext:value-type="float">
            <text:p>73.2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4192" calcext:value-type="float">
            <text:p>73.1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4192" calcext:value-type="float">
            <text:p>73.1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8848" calcext:value-type="float">
            <text:p>73.0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104" calcext:value-type="float">
            <text:p>73.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6656" calcext:value-type="float">
            <text:p>73.0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9224" calcext:value-type="float">
            <text:p>73.0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5216" calcext:value-type="float">
            <text:p>72.9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1104" calcext:value-type="float">
            <text:p>72.8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148" calcext:value-type="float">
            <text:p>72.8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1" calcext:value-type="float">
            <text:p>72.7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576" calcext:value-type="float">
            <text:p>72.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2984" calcext:value-type="float">
            <text:p>72.6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8376" calcext:value-type="float">
            <text:p>71.5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412" calcext:value-type="float">
            <text:p>71.0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6416" calcext:value-type="float">
            <text:p>71.1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2888" calcext:value-type="float">
            <text:p>71.1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5556" calcext:value-type="float">
            <text:p>71.1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9192" calcext:value-type="float">
            <text:p>71.2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4808" calcext:value-type="float">
            <text:p>71.2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604" calcext:value-type="float">
            <text:p>71.1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92136" calcext:value-type="float">
            <text:p>71.1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3848" calcext:value-type="float">
            <text:p>71.1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9736" calcext:value-type="float">
            <text:p>71.0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364" calcext:value-type="float">
            <text:p>71.0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3224" calcext:value-type="float">
            <text:p>70.7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4832" calcext:value-type="float">
            <text:p>70.6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22" calcext:value-type="float">
            <text:p>70.9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9152" calcext:value-type="float">
            <text:p>70.9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3328" calcext:value-type="float">
            <text:p>70.8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4184" calcext:value-type="float">
            <text:p>70.8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6752" calcext:value-type="float">
            <text:p>70.7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7984" calcext:value-type="float">
            <text:p>70.7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9696" calcext:value-type="float">
            <text:p>70.7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2264" calcext:value-type="float">
            <text:p>70.6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788" calcext:value-type="float">
            <text:p>70.6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74" calcext:value-type="float">
            <text:p>70.6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4728" calcext:value-type="float">
            <text:p>70.5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596" calcext:value-type="float">
            <text:p>70.5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6816" calcext:value-type="float">
            <text:p>70.5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2808" calcext:value-type="float">
            <text:p>70.4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3664" calcext:value-type="float">
            <text:p>70.4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1848" calcext:value-type="float">
            <text:p>70.4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2704" calcext:value-type="float">
            <text:p>70.4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26" calcext:value-type="float">
            <text:p>70.3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0784" calcext:value-type="float">
            <text:p>70.2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4584" calcext:value-type="float">
            <text:p>70.2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1056" calcext:value-type="float">
            <text:p>70.1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496" calcext:value-type="float">
            <text:p>70.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972" calcext:value-type="float">
            <text:p>70.1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2288" calcext:value-type="float">
            <text:p>70.1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7424" calcext:value-type="float">
            <text:p>70.0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208" calcext:value-type="float">
            <text:p>69.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2832" calcext:value-type="float">
            <text:p>69.9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8176" calcext:value-type="float">
            <text:p>69.9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2456" calcext:value-type="float">
            <text:p>69.9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5128" calcext:value-type="float">
            <text:p>69.9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0744" calcext:value-type="float">
            <text:p>69.9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5128" calcext:value-type="float">
            <text:p>69.9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4856" calcext:value-type="float">
            <text:p>70.0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876" calcext:value-type="float">
            <text:p>70.0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1912" calcext:value-type="float">
            <text:p>70.1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1056" calcext:value-type="float">
            <text:p>70.1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924" calcext:value-type="float">
            <text:p>70.1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3144" calcext:value-type="float">
            <text:p>70.1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304" calcext:value-type="float">
            <text:p>70.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9992" calcext:value-type="float">
            <text:p>70.0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6464" calcext:value-type="float">
            <text:p>70.0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8552" calcext:value-type="float">
            <text:p>69.9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54" calcext:value-type="float">
            <text:p>69.8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4544" calcext:value-type="float">
            <text:p>69.8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3584" calcext:value-type="float">
            <text:p>69.8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348" calcext:value-type="float">
            <text:p>69.7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3" calcext:value-type="float">
            <text:p>69.7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1456" calcext:value-type="float">
            <text:p>69.5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9264" calcext:value-type="float">
            <text:p>69.5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156" calcext:value-type="float">
            <text:p>69.6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8304" calcext:value-type="float">
            <text:p>69.4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916" calcext:value-type="float">
            <text:p>69.4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0872" calcext:value-type="float">
            <text:p>69.4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4192" calcext:value-type="float">
            <text:p>69.3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2752" calcext:value-type="float">
            <text:p>69.2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8848" calcext:value-type="float">
            <text:p>69.2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2272" calcext:value-type="float">
            <text:p>69.2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7408" calcext:value-type="float">
            <text:p>69.1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388" calcext:value-type="float">
            <text:p>69.1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2648" calcext:value-type="float">
            <text:p>69.1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8264" calcext:value-type="float">
            <text:p>69.1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5592" calcext:value-type="float">
            <text:p>69.1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34" calcext:value-type="float">
            <text:p>69.1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7096" calcext:value-type="float">
            <text:p>68.9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3052" calcext:value-type="float">
            <text:p>68.9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2128" calcext:value-type="float">
            <text:p>68.8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9936" calcext:value-type="float">
            <text:p>68.8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2128" calcext:value-type="float">
            <text:p>68.8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8224" calcext:value-type="float">
            <text:p>68.8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3256" calcext:value-type="float">
            <text:p>68.7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7744" calcext:value-type="float">
            <text:p>68.8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291101825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144" calcext:value-type="float">
            <text:p>68.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0" meta:object-count="0"/>
    <meta:user-defined meta:name="AppVersion">3.0</meta:user-defined>
  </office:meta>
</office:document-meta>
</file>